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3.498cm" style:rel-column-width="8919*"/>
    </style:style>
    <style:style style:name="Tabella1.B" style:family="table-column">
      <style:table-column-properties style:column-width="7.1cm" style:rel-column-width="18104*"/>
    </style:style>
    <style:style style:name="Tabella1.C" style:family="table-column">
      <style:table-column-properties style:column-width="5.909cm" style:rel-column-width="15068*"/>
    </style:style>
    <style:style style:name="Tabella1.D" style:family="table-column">
      <style:table-column-properties style:column-width="9.193cm" style:rel-column-width="23444*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a1.D1" style:family="table-cell">
      <style:table-cell-properties fo:padding="0.049cm" fo:border="0.05pt solid #000000" style:writing-mode="page"/>
    </style:style>
    <style:style style:name="Tabel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a1.7" style:family="table-row">
      <style:table-row-properties style:min-row-height="0.413cm"/>
    </style:style>
    <style:style style:name="P1" style:family="paragraph" style:parent-style-name="Standard">
      <style:text-properties officeooo:rsid="00054ca0" officeooo:paragraph-rsid="00054ca0"/>
    </style:style>
    <style:style style:name="P2" style:family="paragraph" style:parent-style-name="Standard">
      <style:text-properties fo:font-size="8pt" officeooo:rsid="0042a49e" officeooo:paragraph-rsid="0042a49e" style:font-size-asian="8pt" style:font-size-complex="8pt"/>
    </style:style>
    <style:style style:name="P3" style:family="paragraph" style:parent-style-name="Table_20_Contents">
      <style:text-properties fo:font-size="10pt" fo:font-weight="bold" officeooo:rsid="00054ca0" officeooo:paragraph-rsid="00054ca0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05bd9a" officeooo:paragraph-rsid="0005bd9a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fo:font-style="italic" officeooo:rsid="00054ca0" officeooo:paragraph-rsid="00054ca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8pt" fo:font-style="italic" officeooo:rsid="00054ca0" officeooo:paragraph-rsid="001030e3" style:font-size-asian="8pt" style:font-style-asian="italic" style:font-size-complex="8pt" style:font-style-complex="italic"/>
    </style:style>
    <style:style style:name="P9" style:family="paragraph" style:parent-style-name="Table_20_Contents">
      <style:text-properties fo:font-size="8pt" fo:font-style="italic" officeooo:rsid="0017717b" officeooo:paragraph-rsid="0017717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fo:font-size="8pt" fo:font-style="italic" officeooo:rsid="0017717b" officeooo:paragraph-rsid="001ebc6e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fo:font-size="8pt" fo:font-style="italic" officeooo:rsid="0021cc5b" officeooo:paragraph-rsid="0021cc5b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fo:font-size="8pt" fo:font-style="italic" style:text-underline-style="none" officeooo:rsid="00322c66" officeooo:paragraph-rsid="00322c66" style:font-size-asian="8pt" style:font-style-asian="italic" style:font-size-complex="8pt" style:font-style-complex="italic"/>
    </style:style>
    <style:style style:name="P13" style:family="paragraph" style:parent-style-name="Table_20_Contents" style:list-style-name="L1">
      <style:text-properties fo:font-size="8pt" officeooo:paragraph-rsid="00054ca0" style:font-size-asian="8pt" style:font-size-complex="8pt"/>
    </style:style>
    <style:style style:name="P14" style:family="paragraph" style:parent-style-name="Table_20_Contents" style:list-style-name="L1">
      <style:text-properties fo:font-size="8pt" officeooo:paragraph-rsid="00322c66" style:font-size-asian="8pt" style:font-size-complex="8pt"/>
    </style:style>
    <style:style style:name="P15" style:family="paragraph" style:parent-style-name="Table_20_Contents" style:list-style-name="L1">
      <style:text-properties fo:font-size="8pt" officeooo:rsid="00054ca0" officeooo:paragraph-rsid="00054ca0" style:font-size-asian="8pt" style:font-size-complex="8pt"/>
    </style:style>
    <style:style style:name="P16" style:family="paragraph" style:parent-style-name="Table_20_Contents" style:list-style-name="L2">
      <style:text-properties fo:font-size="8pt" officeooo:paragraph-rsid="0007b710" style:font-size-asian="8pt" style:font-size-complex="8pt"/>
    </style:style>
    <style:style style:name="P17" style:family="paragraph" style:parent-style-name="Table_20_Contents" style:list-style-name="L2">
      <style:text-properties fo:font-size="8pt" officeooo:paragraph-rsid="0014df9a" style:font-size-asian="8pt" style:font-size-complex="8pt"/>
    </style:style>
    <style:style style:name="P18" style:family="paragraph" style:parent-style-name="Table_20_Contents" style:list-style-name="L1">
      <style:text-properties fo:font-size="8pt" officeooo:rsid="001030e3" officeooo:paragraph-rsid="001030e3" style:font-size-asian="8pt" style:font-size-complex="8pt"/>
    </style:style>
    <style:style style:name="P19" style:family="paragraph" style:parent-style-name="Table_20_Contents" style:list-style-name="L1">
      <style:text-properties fo:font-size="8pt" officeooo:rsid="001886a3" officeooo:paragraph-rsid="001886a3" style:font-size-asian="8pt" style:font-size-complex="8pt"/>
    </style:style>
    <style:style style:name="P20" style:family="paragraph" style:parent-style-name="Table_20_Contents" style:list-style-name="L1">
      <style:text-properties fo:font-size="8pt" officeooo:rsid="0022f52e" officeooo:paragraph-rsid="0022f52e" style:font-size-asian="8pt" style:font-size-complex="8pt"/>
    </style:style>
    <style:style style:name="P21" style:family="paragraph" style:parent-style-name="Table_20_Contents" style:list-style-name="L1">
      <style:text-properties fo:font-size="8pt" officeooo:rsid="0022f52e" officeooo:paragraph-rsid="0025c9aa" style:font-size-asian="8pt" style:font-size-complex="8pt"/>
    </style:style>
    <style:style style:name="P22" style:family="paragraph" style:parent-style-name="Table_20_Contents" style:list-style-name="L1">
      <style:text-properties fo:font-size="8pt" officeooo:rsid="001ebc6e" officeooo:paragraph-rsid="001ebc6e" style:font-size-asian="8pt" style:font-size-complex="8pt"/>
    </style:style>
    <style:style style:name="P23" style:family="paragraph" style:parent-style-name="Table_20_Contents" style:list-style-name="L1">
      <style:text-properties fo:font-size="8pt" officeooo:rsid="0021cc5b" officeooo:paragraph-rsid="0021cc5b" style:font-size-asian="8pt" style:font-size-complex="8pt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8pt" officeooo:paragraph-rsid="002e56ca" style:font-size-asian="8pt" style:font-size-complex="8pt"/>
    </style:style>
    <style:style style:name="P25" style:family="paragraph" style:parent-style-name="Table_20_Contents" style:list-style-name="L1">
      <style:text-properties fo:font-size="8pt" officeooo:rsid="003be8b3" officeooo:paragraph-rsid="003be8b3" style:font-size-asian="8pt" style:font-size-complex="8pt"/>
    </style:style>
    <style:style style:name="P26" style:family="paragraph" style:parent-style-name="Table_20_Contents" style:list-style-name="L2">
      <style:text-properties fo:font-size="8pt" officeooo:rsid="00368401" officeooo:paragraph-rsid="00368401" style:font-size-asian="8pt" style:font-size-complex="8pt"/>
    </style:style>
    <style:style style:name="P27" style:family="paragraph" style:parent-style-name="Table_20_Contents" style:list-style-name="L2">
      <style:text-properties fo:font-size="8pt" fo:font-style="italic" officeooo:rsid="00094d61" officeooo:paragraph-rsid="00094d61" style:font-size-asian="8pt" style:font-style-asian="italic" style:font-size-complex="8pt" style:font-style-complex="italic"/>
    </style:style>
    <style:style style:name="P28" style:family="paragraph" style:parent-style-name="Table_20_Contents" style:list-style-name="L2">
      <style:text-properties fo:font-size="8pt" fo:font-style="italic" officeooo:rsid="00096ff7" officeooo:paragraph-rsid="00096ff7" style:font-size-asian="8pt" style:font-style-asian="italic" style:font-size-complex="8pt" style:font-style-complex="italic"/>
    </style:style>
    <style:style style:name="P29" style:family="paragraph" style:parent-style-name="Table_20_Contents" style:list-style-name="L2">
      <style:text-properties fo:font-size="8pt" fo:font-style="italic" officeooo:rsid="00096ff7" officeooo:paragraph-rsid="003150f7" style:font-size-asian="8pt" style:font-style-asian="italic" style:font-size-complex="8pt" style:font-style-complex="italic"/>
    </style:style>
    <style:style style:name="P30" style:family="paragraph" style:parent-style-name="Table_20_Contents" style:list-style-name="L2">
      <style:text-properties fo:font-size="8pt" fo:font-style="italic" officeooo:rsid="00098f08" officeooo:paragraph-rsid="00098f08" style:font-size-asian="8pt" style:font-style-asian="italic" style:font-size-complex="8pt" style:font-style-complex="italic"/>
    </style:style>
    <style:style style:name="P31" style:family="paragraph" style:parent-style-name="Table_20_Contents" style:list-style-name="L2">
      <style:text-properties fo:font-size="8pt" fo:font-style="italic" officeooo:rsid="001262ac" officeooo:paragraph-rsid="001262ac" style:font-size-asian="8pt" style:font-style-asian="italic" style:font-size-complex="8pt" style:font-style-complex="italic"/>
    </style:style>
    <style:style style:name="P32" style:family="paragraph" style:parent-style-name="Table_20_Contents" style:list-style-name="L2">
      <style:text-properties fo:font-size="8pt" fo:font-style="italic" officeooo:rsid="001262ac" officeooo:paragraph-rsid="0020a04e" style:font-size-asian="8pt" style:font-style-asian="italic" style:font-size-complex="8pt" style:font-style-complex="italic"/>
    </style:style>
    <style:style style:name="P33" style:family="paragraph" style:parent-style-name="Table_20_Contents" style:list-style-name="L2">
      <style:text-properties fo:font-size="8pt" fo:font-style="italic" officeooo:rsid="001abca7" officeooo:paragraph-rsid="001abca7" style:font-size-asian="8pt" style:font-style-asian="italic" style:font-size-complex="8pt" style:font-style-complex="italic"/>
    </style:style>
    <style:style style:name="P34" style:family="paragraph" style:parent-style-name="Table_20_Contents" style:list-style-name="L2">
      <style:text-properties fo:font-size="8pt" fo:font-style="italic" officeooo:rsid="001abca7" officeooo:paragraph-rsid="0020a04e" style:font-size-asian="8pt" style:font-style-asian="italic" style:font-size-complex="8pt" style:font-style-complex="italic"/>
    </style:style>
    <style:style style:name="P35" style:family="paragraph" style:parent-style-name="Table_20_Contents" style:list-style-name="L2">
      <style:text-properties fo:font-size="8pt" fo:font-style="italic" officeooo:rsid="001b0102" officeooo:paragraph-rsid="001b0102" style:font-size-asian="8pt" style:font-style-asian="italic" style:font-size-complex="8pt" style:font-style-complex="italic"/>
    </style:style>
    <style:style style:name="P36" style:family="paragraph" style:parent-style-name="Table_20_Contents" style:list-style-name="L2">
      <style:text-properties fo:font-size="8pt" fo:font-style="italic" officeooo:rsid="001b0102" officeooo:paragraph-rsid="003a0dd3" style:font-size-asian="8pt" style:font-style-asian="italic" style:font-size-complex="8pt" style:font-style-complex="italic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8pt" fo:font-style="italic" officeooo:rsid="002f0e05" officeooo:paragraph-rsid="002f0e05" style:font-size-asian="8pt" style:font-style-asian="italic" style:font-size-complex="8pt" style:font-style-complex="italic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8pt" fo:font-style="italic" officeooo:rsid="0030dfef" officeooo:paragraph-rsid="0030dfef" style:font-size-asian="8pt" style:font-style-asian="italic" style:font-size-complex="8pt" style:font-style-complex="italic"/>
    </style:style>
    <style:style style:name="P39" style:family="paragraph" style:parent-style-name="Table_20_Contents" style:list-style-name="L1">
      <style:text-properties fo:font-size="8pt" fo:font-style="normal" officeooo:rsid="001030e3" officeooo:paragraph-rsid="001030e3" style:font-size-asian="8pt" style:font-style-asian="normal" style:font-size-complex="8pt" style:font-style-complex="normal"/>
    </style:style>
    <style:style style:name="T1" style:family="text">
      <style:text-properties officeooo:rsid="00054ca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b710" style:font-style-asian="normal" style:font-style-complex="normal"/>
    </style:style>
    <style:style style:name="T4" style:family="text">
      <style:text-properties fo:font-style="normal" officeooo:rsid="00094d61" style:font-style-asian="normal" style:font-style-complex="normal"/>
    </style:style>
    <style:style style:name="T5" style:family="text">
      <style:text-properties fo:font-style="normal" officeooo:rsid="001030e3" style:font-style-asian="normal" style:font-style-complex="normal"/>
    </style:style>
    <style:style style:name="T6" style:family="text">
      <style:text-properties fo:font-style="normal" officeooo:rsid="001abfea" style:font-style-asian="normal" style:font-style-complex="normal"/>
    </style:style>
    <style:style style:name="T7" style:family="text">
      <style:text-properties fo:font-style="normal" officeooo:rsid="001b0102" style:font-style-asian="normal" style:font-style-complex="normal"/>
    </style:style>
    <style:style style:name="T8" style:family="text">
      <style:text-properties fo:font-style="normal" officeooo:rsid="0020a04e" style:font-style-asian="normal" style:font-style-complex="normal"/>
    </style:style>
    <style:style style:name="T9" style:family="text">
      <style:text-properties fo:font-style="normal" officeooo:rsid="002c82ca" style:font-style-asian="normal" style:font-style-complex="normal"/>
    </style:style>
    <style:style style:name="T10" style:family="text">
      <style:text-properties fo:font-style="normal" officeooo:rsid="002e56ca" style:font-style-asian="normal" style:font-style-complex="normal"/>
    </style:style>
    <style:style style:name="T11" style:family="text">
      <style:text-properties fo:font-style="normal" officeooo:rsid="002f0e05" style:font-style-asian="normal" style:font-style-complex="normal"/>
    </style:style>
    <style:style style:name="T12" style:family="text">
      <style:text-properties fo:font-style="normal" officeooo:rsid="00307fc0" style:font-style-asian="normal" style:font-style-complex="normal"/>
    </style:style>
    <style:style style:name="T13" style:family="text">
      <style:text-properties fo:font-style="normal" officeooo:rsid="0031b9d6" style:font-style-asian="normal" style:font-style-complex="normal"/>
    </style:style>
    <style:style style:name="T14" style:family="text">
      <style:text-properties fo:font-style="normal" officeooo:rsid="0017717b" style:font-style-asian="normal" style:font-style-complex="normal"/>
    </style:style>
    <style:style style:name="T15" style:family="text">
      <style:text-properties fo:font-style="normal" officeooo:rsid="0021cc5b" style:font-style-asian="normal" style:font-style-complex="normal"/>
    </style:style>
    <style:style style:name="T16" style:family="text">
      <style:text-properties fo:font-style="normal" officeooo:rsid="00472b1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7b710" style:font-style-asian="italic" style:font-style-complex="italic"/>
    </style:style>
    <style:style style:name="T21" style:family="text">
      <style:text-properties fo:font-style="italic" officeooo:rsid="001ebc6e" style:font-style-asian="italic" style:font-style-complex="italic"/>
    </style:style>
    <style:style style:name="T22" style:family="text">
      <style:text-properties fo:font-style="italic" officeooo:rsid="00280eb2" style:font-style-asian="italic" style:font-style-complex="italic"/>
    </style:style>
    <style:style style:name="T23" style:family="text">
      <style:text-properties fo:font-style="italic" officeooo:rsid="002c47da" style:font-style-asian="italic" style:font-style-complex="italic"/>
    </style:style>
    <style:style style:name="T24" style:family="text">
      <style:text-properties fo:font-style="italic" officeooo:rsid="002c82ca" style:font-style-asian="italic" style:font-style-complex="italic"/>
    </style:style>
    <style:style style:name="T25" style:family="text">
      <style:text-properties fo:font-style="italic" officeooo:rsid="0017717b" style:font-style-asian="italic" style:font-style-complex="italic"/>
    </style:style>
    <style:style style:name="T26" style:family="text">
      <style:text-properties fo:font-style="italic" officeooo:rsid="0021cc5b" style:font-style-asian="italic" style:font-style-complex="italic"/>
    </style:style>
    <style:style style:name="T27" style:family="text">
      <style:text-properties fo:font-style="italic" officeooo:rsid="004f7802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text-position="sub 58%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sub 58%" fo:font-style="italic" officeooo:rsid="0007b710" style:font-style-asian="italic" style:font-style-complex="italic"/>
    </style:style>
    <style:style style:name="T32" style:family="text">
      <style:text-properties style:text-position="sub 58%" fo:font-style="italic" officeooo:rsid="0014df9a" style:font-style-asian="italic" style:font-style-complex="italic"/>
    </style:style>
    <style:style style:name="T33" style:family="text">
      <style:text-properties style:text-position="sub 58%" fo:font-style="italic" officeooo:rsid="002c47da" style:font-style-asian="italic" style:font-style-complex="italic"/>
    </style:style>
    <style:style style:name="T34" style:family="text">
      <style:text-properties style:text-position="sub 58%" officeooo:rsid="0020a04e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font-style="normal" officeooo:rsid="0007b710" style:font-style-asian="normal" style:font-style-complex="normal"/>
    </style:style>
    <style:style style:name="T38" style:family="text">
      <style:text-properties style:text-position="0% 100%" fo:font-style="normal" officeooo:rsid="000bdfbd" style:font-style-asian="normal" style:font-style-complex="normal"/>
    </style:style>
    <style:style style:name="T39" style:family="text">
      <style:text-properties style:text-position="0% 100%" fo:font-style="normal" officeooo:rsid="0014df9a" style:font-style-asian="normal" style:font-style-complex="normal"/>
    </style:style>
    <style:style style:name="T40" style:family="text">
      <style:text-properties style:text-position="0% 100%" fo:font-style="normal" officeooo:rsid="001ce734" style:font-style-asian="normal" style:font-style-complex="normal"/>
    </style:style>
    <style:style style:name="T41" style:family="text">
      <style:text-properties style:text-position="0% 100%" fo:font-style="normal" officeooo:rsid="0020a04e" style:font-style-asian="normal" style:font-style-complex="normal"/>
    </style:style>
    <style:style style:name="T42" style:family="text">
      <style:text-properties style:text-position="0% 100%" fo:font-style="normal" officeooo:rsid="002c47da" style:font-style-asian="normal" style:font-style-complex="normal"/>
    </style:style>
    <style:style style:name="T43" style:family="text">
      <style:text-properties style:text-position="0% 100%" fo:font-style="normal" officeooo:rsid="003150f7" style:font-style-asian="normal" style:font-style-complex="normal"/>
    </style:style>
    <style:style style:name="T44" style:family="text">
      <style:text-properties style:text-position="0% 100%" fo:font-style="normal" officeooo:rsid="0038d6cc" style:font-style-asian="normal" style:font-style-complex="normal"/>
    </style:style>
    <style:style style:name="T45" style:family="text">
      <style:text-properties style:text-position="0% 100%" fo:font-style="normal" officeooo:rsid="003e90e4" style:font-style-asian="normal" style:font-style-complex="normal"/>
    </style:style>
    <style:style style:name="T46" style:family="text">
      <style:text-properties style:text-position="0% 100%" fo:font-style="normal" officeooo:rsid="003faabb" style:font-style-asian="normal" style:font-style-complex="normal"/>
    </style:style>
    <style:style style:name="T47" style:family="text">
      <style:text-properties style:text-position="0% 100%" fo:font-style="normal" officeooo:rsid="0040fe2d" style:font-style-asian="normal" style:font-style-complex="normal"/>
    </style:style>
    <style:style style:name="T48" style:family="text">
      <style:text-properties style:text-position="0% 100%" officeooo:rsid="0007b710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italic" officeooo:rsid="0014df9a" style:font-style-asian="italic" style:font-style-complex="italic"/>
    </style:style>
    <style:style style:name="T51" style:family="text">
      <style:text-properties style:text-position="0% 100%" fo:font-style="italic" officeooo:rsid="002c47da" style:font-style-asian="italic" style:font-style-complex="italic"/>
    </style:style>
    <style:style style:name="T52" style:family="text">
      <style:text-properties style:text-position="0% 100%" officeooo:rsid="0020a04e"/>
    </style:style>
    <style:style style:name="T53" style:family="text">
      <style:text-properties style:text-position="0% 100%" officeooo:rsid="002f0e05"/>
    </style:style>
    <style:style style:name="T54" style:family="text">
      <style:text-properties style:text-position="0% 100%" officeooo:rsid="003150f7"/>
    </style:style>
    <style:style style:name="T55" style:family="text">
      <style:text-properties style:text-position="0% 100%" officeooo:rsid="00380e45"/>
    </style:style>
    <style:style style:name="T56" style:family="text">
      <style:text-properties style:text-position="0% 100%" officeooo:rsid="003998d3"/>
    </style:style>
    <style:style style:name="T57" style:family="text">
      <style:text-properties style:text-position="0% 100%" officeooo:rsid="003abb12"/>
    </style:style>
    <style:style style:name="T58" style:family="text">
      <style:text-properties style:text-position="0% 100%" fo:font-weight="bold" officeooo:rsid="000bdfbd" style:font-weight-asian="bold" style:font-weight-complex="bold"/>
    </style:style>
    <style:style style:name="T59" style:family="text">
      <style:text-properties officeooo:rsid="000d1267"/>
    </style:style>
    <style:style style:name="T60" style:family="text">
      <style:text-properties officeooo:rsid="000e429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d1267" style:font-weight-asian="bold" style:font-weight-complex="bold"/>
    </style:style>
    <style:style style:name="T63" style:family="text">
      <style:text-properties fo:font-weight="bold" officeooo:rsid="00054ca0" style:font-weight-asian="bold" style:font-weight-complex="bold"/>
    </style:style>
    <style:style style:name="T64" style:family="text">
      <style:text-properties officeooo:rsid="001030e3"/>
    </style:style>
    <style:style style:name="T65" style:family="text">
      <style:text-properties officeooo:rsid="00195490"/>
    </style:style>
    <style:style style:name="T66" style:family="text">
      <style:text-properties officeooo:rsid="0019c02e"/>
    </style:style>
    <style:style style:name="T67" style:family="text">
      <style:text-properties officeooo:rsid="001ebc6e"/>
    </style:style>
    <style:style style:name="T68" style:family="text">
      <style:text-properties officeooo:rsid="0020a04e"/>
    </style:style>
    <style:style style:name="T69" style:family="text">
      <style:text-properties officeooo:rsid="0024527c"/>
    </style:style>
    <style:style style:name="T70" style:family="text">
      <style:text-properties officeooo:rsid="0025c9aa"/>
    </style:style>
    <style:style style:name="T71" style:family="text">
      <style:text-properties officeooo:rsid="002632a5"/>
    </style:style>
    <style:style style:name="T72" style:family="text">
      <style:text-properties officeooo:rsid="00265fe3"/>
    </style:style>
    <style:style style:name="T73" style:family="text">
      <style:text-properties officeooo:rsid="00267889"/>
    </style:style>
    <style:style style:name="T74" style:family="text">
      <style:text-properties officeooo:rsid="00280eb2"/>
    </style:style>
    <style:style style:name="T75" style:family="text">
      <style:text-properties officeooo:rsid="0028712d"/>
    </style:style>
    <style:style style:name="T76" style:family="text">
      <style:text-properties officeooo:rsid="002c82ca"/>
    </style:style>
    <style:style style:name="T77" style:family="text">
      <style:text-properties officeooo:rsid="002e56ca"/>
    </style:style>
    <style:style style:name="T78" style:family="text">
      <style:text-properties officeooo:rsid="00307fc0"/>
    </style:style>
    <style:style style:name="T79" style:family="text">
      <style:text-properties officeooo:rsid="00322c66"/>
    </style:style>
    <style:style style:name="T80" style:family="text">
      <style:text-properties officeooo:rsid="00351f89"/>
    </style:style>
    <style:style style:name="T81" style:family="text">
      <style:text-properties officeooo:rsid="0035a880"/>
    </style:style>
    <style:style style:name="T82" style:family="text">
      <style:text-properties style:text-position="super 58%" fo:font-style="normal" style:font-style-asian="normal" style:font-style-complex="normal"/>
    </style:style>
    <style:style style:name="T83" style:family="text">
      <style:text-properties officeooo:rsid="004c2fe5"/>
    </style:style>
    <style:style style:name="T84" style:family="text">
      <style:text-properties officeooo:rsid="004d9fa4"/>
    </style:style>
    <style:style style:name="T85" style:family="text">
      <style:text-properties officeooo:rsid="004f7802"/>
    </style:style>
    <style:style style:name="T86" style:family="text">
      <style:text-properties officeooo:rsid="004fe2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leLine94716250790688">
          <table:table-cell table:style-name="Tabella1.A1" office:value-type="string">
            <text:p text:style-name="P3">Name</text:p>
          </table:table-cell>
          <table:table-cell table:style-name="Tabella1.A1" office:value-type="string">
            <text:p text:style-name="P3">Description</text:p>
          </table:table-cell>
          <table:table-cell table:style-name="Tabella1.A1" office:value-type="string">
            <text:p text:style-name="P3">Formula</text:p>
          </table:table-cell>
          <table:table-cell table:style-name="Tabella1.D1" office:value-type="string">
            <text:p text:style-name="P4">Symbols in the formula</text:p>
          </table:table-cell>
        </table:table-row>
        <table:table-row table:style-name="TableLine94716251260160">
          <table:table-cell table:style-name="Tabella1.A2" office:value-type="string">
            <text:p text:style-name="P7">gl_melt_cumul</text:p>
          </table:table-cell>
          <table:table-cell table:style-name="Tabella1.A2" office:value-type="string">
            <text:list xml:id="list1778545750" text:style-name="L1">
              <text:list-item>
                <text:p text:style-name="P13"><text:span text:style-name="T59">This is </text:span><text:span text:style-name="T60">the </text:span><text:span text:style-name="T62">c</text:span><text:span text:style-name="T63">umulative melt</text:span><text:span text:style-name="T1"> (of snow, firn, and ice) </text:span><text:span text:style-name="T63">averaged over the entire glacier surface.</text:span></text:p>
              </text:list-item>
              <text:list-item>
                <text:p text:style-name="P15">It starts from 0.0 on the first day of the simulation, and is updated every day.</text:p>
              </text:list-item>
              <text:list-item>
                <text:p text:style-name="P15">The unit is either (1) meter water equivalent, or (2) millimeter water equivalent: this is decided in <text:span text:style-name="T19">set_params.</text:span><text:span text:style-name="T27">R</text:span> (<text:span text:style-name="T86">variable </text:span><text:span text:style-name="T19">output_unit</text:span>, under “PLOTTING parameters”)</text:p>
              </text:list-item>
            </text:list>
          </table:table-cell>
          <table:table-cell table:style-name="Tabella1.A2" office:value-type="string">
            <text:p text:style-name="P6"><draw:frame draw:style-name="fr1" draw:name="Oggetto1" text:anchor-type="as-char" svg:y="-0.857cm" svg:width="4.396cm" svg:height="1.11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D2" office:value-type="string">
            <text:list xml:id="list198712652" text:style-name="L2">
              <text:list-item>
                <text:p text:style-name="P16"><text:span text:style-name="T20">i</text:span><text:span text:style-name="T3"> is the </text:span><text:span text:style-name="T4">number of the </text:span><text:span text:style-name="T3">day </text:span><text:span text:style-name="T4">up to</text:span><text:span text:style-name="T3"> which the cumulative value is calculated.</text:span></text:p>
              </text:list-item>
              <text:list-item>
                <text:p text:style-name="P27"><text:span text:style-name="T48">j</text:span><text:span text:style-name="T37"> </text:span><text:span text:style-name="T36">is the number of each day in the model, from 1 </text:span><text:span text:style-name="T45">(the start)</text:span><text:span text:style-name="T36"> u</text:span><text:span text:style-name="T46">ntil</text:span><text:span text:style-name="T36"> </text:span><text:span text:style-name="T35">i</text:span><text:span text:style-name="T36"> (so for example if </text:span><text:span text:style-name="T35">i = 6, j</text:span><text:span text:style-name="T36"> </text:span><text:span text:style-name="T47">will be</text:span><text:span text:style-name="T36"> 1, 2, 3, 4, 5, 6).</text:span></text:p>
              </text:list-item>
              <text:list-item>
                <text:p text:style-name="P28"><text:span text:style-name="T35">k </text:span><text:span text:style-name="T36">is the number of each grid cell of the model, considering only grid cells inside the glacier.</text:span></text:p>
              </text:list-item>
              <text:list-item>
                <text:p text:style-name="P28"><text:span text:style-name="T35">N</text:span><text:span text:style-name="T36"> is the total number of grid cells in the model which are inside the glacier.</text:span></text:p>
              </text:list-item>
              <text:list-item>
                <text:p text:style-name="P30"><text:span text:style-name="T35">M</text:span><text:span text:style-name="T53">(j, k)</text:span><text:span text:style-name="T36"> is the melt calculated by the model at day </text:span><text:span text:style-name="T35">j</text:span><text:span text:style-name="T36"> for grid cell </text:span><text:span text:style-name="T35">k</text:span><text:span text:style-name="T36">. </text:span><text:span text:style-name="T38">Melt is calculated depending on surface type, following the equations in file </text:span><text:span text:style-name="T58">melt_surface_equations.pdf</text:span><text:span text:style-name="T38">.</text:span></text:p>
              </text:list-item>
            </text:list>
          </table:table-cell>
        </table:table-row>
        <table:table-row table:style-name="TableLine94716251261760">
          <table:table-cell table:style-name="Tabella1.A2" office:value-type="string">
            <text:p text:style-name="P8">gl_melt_cumul<text:span text:style-name="T64">_bandcorr</text:span></text:p>
          </table:table-cell>
          <table:table-cell table:style-name="Tabella1.A2" office:value-type="string">
            <text:list xml:id="list141932324749861" text:continue-list="list1778545750" text:style-name="L1">
              <text:list-item>
                <text:p text:style-name="P18">This is the same as <text:span text:style-name="T67">the previous one</text:span> <text:span text:style-name="T21">(</text:span><text:span text:style-name="T19">gl_melt_cumul</text:span><text:span text:style-name="T21">)</text:span><text:span text:style-name="T2">, but with an additional correction based on the contour-line method.</text:span></text:p>
              </text:list-item>
              <text:list-item>
                <text:p text:style-name="P39">The model calculates the error of the simulated mass balance compared to the stake measurements, within each altitude band (for example, the error at 3500-3600 m, the error at 3600-3700 m, and so on). Then from this error the model calculates a correction factor which is applied to the grid cells of that elevation band.</text:p>
              </text:list-item>
              <text:list-item>
                <text:p text:style-name="P18"><text:span text:style-name="T5">T</text:span><text:span text:style-name="T2">his correction factor is </text:span><text:span text:style-name="T17">local</text:span><text:span text:style-name="T18"> (one different correction for each elevation band), but it can also change the </text:span><text:span text:style-name="T17">total</text:span><text:span text:style-name="T18"> mass balance (usually small change, because the model is calibrated against the stakes).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2" text:anchor-type="as-char" svg:y="-0.713cm" svg:width="3.784cm" svg:height="1.369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/>
          </table:table-cell>
          <table:table-cell table:style-name="Tabella1.D2" office:value-type="string">
            <text:list xml:id="list141930980017359" text:continue-list="list198712652" text:style-name="L2">
              <text:list-item>
                <text:p text:style-name="P31">gl_melt_cumul<text:span text:style-name="T2"> is the previous one.</text:span></text:p>
              </text:list-item>
              <text:list-item>
                <text:p text:style-name="P31"><text:span text:style-name="T35">f</text:span><text:span text:style-name="T29">corr</text:span><text:span text:style-name="T36"> is the correction factor.</text:span></text:p>
              </text:list-item>
              <text:list-item>
                <text:p text:style-name="P17"><text:span text:style-name="T50">MB</text:span><text:span text:style-name="T32">cc</text:span><text:span text:style-name="T50"> </text:span><text:span text:style-name="T39">is the glacier mass balance calculated by the model and corrected with the elevation bands (see description).</text:span></text:p>
              </text:list-item>
              <text:list-item>
                <text:p text:style-name="P17"><text:span text:style-name="T50">MB</text:span><text:span text:style-name="T32">orig</text:span><text:span text:style-name="T50"> </text:span><text:span text:style-name="T39">is the original glacier mass balance, as calculated by the model.</text:span></text:p>
              </text:list-item>
            </text:list>
          </table:table-cell>
        </table:table-row>
        <table:table-row table:style-name="TableLine94716251262720">
          <table:table-cell table:style-name="Tabella1.A2" office:value-type="string">
            <text:p text:style-name="P9">gl_melt_daily_m3</text:p>
          </table:table-cell>
          <table:table-cell table:style-name="Tabella1.A2" office:value-type="string">
            <text:list xml:id="list141931648083638" text:continue-list="list141932324749861" text:style-name="L1">
              <text:list-item>
                <text:p text:style-name="P19">This is the daily melt<text:span text:style-name="T65"> (</text:span><text:span text:style-name="T66">of </text:span><text:span text:style-name="T65">snow, firn and ice located on the glacier) </text:span>expressed in cubic meters.</text:p>
              </text:list-item>
              <text:list-item>
                <text:p text:style-name="P20">It is shown in <text:span text:style-name="T72">red (“Melt”) </text:span><text:span text:style-name="T73">in </text:span>the plot of “Water fluxes” (<text:span text:style-name="T69">page 8 of </text:span>PDF file <text:span text:style-name="T83">e.g.</text:span> <text:span text:style-name="T19">massbalance_2021.pdf</text:span>, under <text:span text:style-name="T19">annual_results</text:span><text:span text:style-name="T2">)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3" text:anchor-type="as-char" svg:y="-0.25cm" svg:width="5.482cm" svg:height="0.353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a1.D2" office:value-type="string">
            <text:list xml:id="list141930255483309" text:continue-list="list141930980017359" text:style-name="L2">
              <text:list-item>
                <text:p text:style-name="P33">gl_melt_daily<text:span text:style-name="T2"> is the average glacier-wide melt </text:span><text:span text:style-name="T6">simulated on</text:span><text:span text:style-name="T2"> a </text:span><text:span text:style-name="T7">certain</text:span><text:span text:style-name="T2"> day, </text:span><text:span text:style-name="T7">expressed in meters water equivalent.</text:span></text:p>
              </text:list-item>
              <text:list-item>
                <text:p text:style-name="P35">A<text:span text:style-name="T29">gl</text:span><text:span text:style-name="T36"> is the </text:span><text:span text:style-name="T44">total surface area of the glacier</text:span><text:span text:style-name="T40">, in square meters.</text:span></text:p>
              </text:list-item>
            </text:list>
          </table:table-cell>
        </table:table-row>
        <table:table-row table:style-name="TableLine94716251263680">
          <table:table-cell table:style-name="Tabella1.A2" office:value-type="string">
            <text:p text:style-name="P10">gl_melt_daily_m3<text:span text:style-name="T67">_bandcorr</text:span></text:p>
          </table:table-cell>
          <table:table-cell table:style-name="Tabella1.A2" office:value-type="string">
            <text:list xml:id="list141930702220210" text:continue-list="list141931648083638" text:style-name="L1">
              <text:list-item>
                <text:p text:style-name="P22">This is the same as the previous one <text:span text:style-name="T19">(gl_melt_daily_m3)</text:span><text:span text:style-name="T2">, but it is calculated after the contour-line correction (see description of </text:span><text:span text:style-name="T19">gl_melt_cumul_bandcorr</text:span><text:span text:style-name="T2">).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4" text:anchor-type="as-char" svg:y="-0.369cm" svg:width="4.279cm" svg:height="0.67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a1.D2" office:value-type="string">
            <text:list xml:id="list141930909808331" text:continue-list="list141930255483309" text:style-name="L2">
              <text:list-item>
                <text:p text:style-name="P34">gl_melt_daily<text:span text:style-name="T68">_m3 </text:span><text:span text:style-name="T8">is the previous one.</text:span></text:p>
              </text:list-item>
              <text:list-item>
                <text:p text:style-name="P32"><text:span text:style-name="T52">f</text:span><text:span text:style-name="T34">corr</text:span><text:span text:style-name="T41"> is the correction factor (the same as for </text:span><text:span text:style-name="T52">gl_melt_cumul_bandcorr</text:span><text:span text:style-name="T41">).</text:span></text:p>
              </text:list-item>
            </text:list>
          </table:table-cell>
        </table:table-row>
        <table:table-row table:style-name="TableLine94716251264864">
          <table:table-cell table:style-name="Tabella1.A2" office:value-type="string">
            <text:p text:style-name="P11">gl_rainfall_daily_m3</text:p>
          </table:table-cell>
          <table:table-cell table:style-name="Tabella1.A2" office:value-type="string">
            <text:list xml:id="list141931338879746" text:continue-list="list141930702220210" text:style-name="L1">
              <text:list-item>
                <text:p text:style-name="P23">This is the amount of rain which falls on the glacier in one day.</text:p>
              </text:list-item>
              <text:list-item>
                <text:p text:style-name="P23">It is calculated from the total precipitation, the temperature (to select liquid/solid precipitation) and the surface area of the glacier.</text:p>
              </text:list-item>
              <text:list-item>
                <text:p text:style-name="P21">It is shown <text:span text:style-name="T70">in light blue </text:span><text:span text:style-name="T71">(“Rainfall”) </text:span>in the plot of “Water fluxes” (<text:span text:style-name="T69">page 8 of </text:span>PDF file <text:span text:style-name="T84">e.g. </text:span><text:span text:style-name="T19">massbalance_2021.pdf</text:span>, under <text:span text:style-name="T19">annual_results</text:span><text:span text:style-name="T2">)</text:span></text:p>
              </text:list-item>
            </text:list>
          </table:table-cell>
          <table:table-cell table:style-name="Tabella1.A2" office:value-type="string">
            <text:p text:style-name="P5"><draw:frame draw:style-name="fr1" draw:name="Oggetto5" text:anchor-type="as-char" svg:y="-0.767cm" svg:width="3.344cm" svg:height="1.43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ella1.D2" office:value-type="string">
            <text:list xml:id="list141932126579111" text:continue-list="list141930909808331" text:style-name="L2">
              <text:list-item>
                <text:p text:style-name="P37">P(k)<text:span text:style-name="T2"> </text:span><text:span text:style-name="T12">is the total precipitation (solid + liquid) which falls on cell </text:span><text:span text:style-name="T78">k </text:span><text:span text:style-name="T12">on a certain day, </text:span><text:span text:style-name="T13">expressed in meters water equivalent.</text:span></text:p>
              </text:list-item>
              <text:list-item>
                <text:p text:style-name="P38">f<text:span text:style-name="T29">s</text:span><text:span text:style-name="T35"> </text:span><text:span text:style-name="T36">is</text:span><text:span text:style-name="T35"> </text:span><text:span text:style-name="T36">the fraction of solid precipitation </text:span><text:span text:style-name="T43">at cell </text:span><text:span text:style-name="T54">k;</text:span><text:span text:style-name="T36"> </text:span><text:span text:style-name="T43">it </text:span><text:span text:style-name="T36">depends on temperature.</text:span></text:p>
              </text:list-item>
              <text:list-item>
                <text:p text:style-name="P24"><text:span text:style-name="T74">See the formulas in </text:span><text:span text:style-name="T75">file </text:span><text:span text:style-name="T28">DMBSim_model_description.pdf</text:span> <text:span text:style-name="T74">for the calculation of</text:span><text:span text:style-name="T22"> </text:span><text:span text:style-name="T23">P</text:span><text:span text:style-name="T42"> and</text:span><text:span text:style-name="T51"> f</text:span><text:span text:style-name="T33">s</text:span><text:span text:style-name="T51"> </text:span><text:span text:style-name="T74">from the station data </text:span><text:span text:style-name="T76">(that file use</text:span><text:span text:style-name="T77">s</text:span><text:span text:style-name="T9"> </text:span><text:span text:style-name="T10">cell </text:span><text:span text:style-name="T9">coordinates </text:span><text:span text:style-name="T24">x</text:span><text:span text:style-name="T9"> and </text:span><text:span text:style-name="T24">y </text:span><text:span text:style-name="T9">instead of cell number </text:span><text:span text:style-name="T24">k</text:span><text:span text:style-name="T9">, but the calculation is the same).</text:span></text:p>
              </text:list-item>
              <text:list-item>
                <text:p text:style-name="P29"><text:span text:style-name="T35">N</text:span><text:span text:style-name="T36"> is the total number of grid cells in the model which are inside the glacier.</text:span></text:p>
              </text:list-item>
              <text:list-item>
                <text:p text:style-name="P36"><text:span text:style-name="T35">A</text:span><text:span text:style-name="T29">gl</text:span><text:span text:style-name="T36"> is the </text:span><text:span text:style-name="T44">total surface area of the glacier</text:span><text:span text:style-name="T40">, in square meters.</text:span></text:p>
              </text:list-item>
            </text:list>
          </table:table-cell>
        </table:table-row>
        <table:table-row table:style-name="Tabella1.7">
          <table:table-cell table:style-name="Tabella1.A2" office:value-type="string">
            <text:p text:style-name="P12">gl_scaf</text:p>
          </table:table-cell>
          <table:table-cell table:style-name="Tabella1.A2" office:value-type="string">
            <text:list xml:id="list141931047219828" text:continue-list="list141931338879746" text:style-name="L1">
              <text:list-item>
                <text:p text:style-name="P14"><text:span text:style-name="T79">This is the fraction of the glacier surface which is covered by snow at </text:span><text:span text:style-name="T80">the beginning of </text:span><text:span text:style-name="T81">each</text:span><text:span text:style-name="T80"> </text:span><text:span text:style-name="T79">day.</text:span></text:p>
              </text:list-item>
              <text:list-item>
                <text:p text:style-name="P25">It is expressed in percent (%).</text:p>
              </text:list-item>
            </text:list>
          </table:table-cell>
          <table:table-cell table:style-name="Tabella1.A2" office:value-type="string">
            <text:p text:style-name="P5"><draw:frame draw:style-name="fr1" draw:name="Oggetto6" text:anchor-type="as-char" svg:y="-0.453cm" svg:width="3.6cm" svg:height="0.74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ella1.D2" office:value-type="string">
            <text:list xml:id="list141931812495480" text:continue-list="list141932126579111" text:style-name="L2">
              <text:list-item>
                <text:p text:style-name="P26"><text:span text:style-name="T19">N</text:span><text:span text:style-name="T30">snow</text:span><text:span text:style-name="T35"> is the number of cells which have surface type “snow” </text:span><text:span text:style-name="T57">at the start of the day.</text:span></text:p>
              </text:list-item>
              <text:list-item>
                <text:p text:style-name="P26"><text:span text:style-name="T49">A</text:span><text:span text:style-name="T30">cs</text:span><text:span text:style-name="T35"> is the </text:span><text:span text:style-name="T56">surface </text:span><text:span text:style-name="T35">area of each grid cell.</text:span></text:p>
              </text:list-item>
              <text:list-item>
                <text:p text:style-name="P26"><text:span text:style-name="T49">A</text:span><text:span text:style-name="T30">gl</text:span><text:span text:style-name="T35"> is the </text:span><text:span text:style-name="T55">total surface area of the glacier.</text:span></text:p>
              </text:list-item>
            </text:list>
          </table:table-cell>
        </table:table-row>
      </table:table>
      <text:p text:style-name="P1"/>
      <text:p text:style-name="P2"><text:span text:style-name="T61">Glacier runoff</text:span> from the model can be calculated as the <text:span text:style-name="T61">sum</text:span> of <text:span text:style-name="T25">gl_melt_daily_m3</text:span><text:span text:style-name="T14"> </text:span><text:span text:style-name="T2">and </text:span><text:span text:style-name="T26">gl_rainfall_daily_m3</text:span><text:span text:style-name="T15">. </text:span><text:span text:style-name="T2">The result is expressed in m</text:span><text:span text:style-name="T82">3</text:span><text:span text:style-name="T36">/day.</text:span><text:span text:style-name="T2"> Note that the model does not consider </text:span><text:span text:style-name="T16">water refreezing in the body of the glac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6-09T14:19:30.172362129</dc:date>
    <meta:editing-duration>PT1H48M9S</meta:editing-duration>
    <meta:editing-cycles>80</meta:editing-cycles>
    <dc:creator>Enrico Mattea</dc:creator>
    <meta:document-statistic meta:table-count="1" meta:image-count="0" meta:object-count="6" meta:page-count="1" meta:paragraph-count="52" meta:word-count="714" meta:character-count="4043" meta:non-whitespace-character-count="3410"/>
  </office:meta>
</office:document-meta>
</file>

<file path=Object 1/content.xml><?xml version="1.0" encoding="utf-8"?>
<math xmlns="http://www.w3.org/1998/Math/MathML" display="block">
  <semantics>
    <mrow>
      <mi mathvariant="italic">gl</mi>
      <mtext>_</mtext>
      <mi mathvariant="italic">melt</mi>
      <mtext>_</mtext>
      <msub>
        <mi mathvariant="italic">cumul</mi>
        <mi>i</mi>
      </msub>
      <mrow>
        <mspace width="2em"/>
        <mo stretchy="false">=</mo>
        <mspace width="2em"/>
      </mrow>
      <mfrac>
        <mrow>
          <munderover>
            <mo stretchy="false">∑</mo>
            <mrow>
              <mi>j</mi>
              <mo stretchy="false">=</mo>
              <mn>1</mn>
            </mrow>
            <mi>i</mi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i>M</mi>
              <mrow>
                <mo fence="true" stretchy="false">(</mo>
                <mrow>
                  <mrow>
                    <mi>j</mi>
                    <mi>,</mi>
                    <mi>k</mi>
                  </mrow>
                </mrow>
                <mo fence="true" stretchy="false">)</mo>
              </mrow>
            </mrow>
          </mrow>
        </mrow>
        <mi>N</mi>
      </mfrac>
    </mrow>
    <annotation encoding="StarMath 5.0">gl"_"melt"_"cumul_i ~=~ {sum from{j=1} to{i} { sum from{k=1} to {N} {M(j, k)}}} over { N 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melt</mi>
            <mtext>_</mtext>
            <mi mathvariant="italic">cumul</mi>
            <mtext>_</mtext>
            <mi mathvariant="italic">bandcorr</mi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i mathvariant="italic">gl</mi>
            <mtext>_</mtext>
            <mi mathvariant="italic">melt</mi>
            <mtext>_</mtext>
            <mi mathvariant="italic">cumul</mi>
            <mrow>
              <mspace width="0.5em"/>
              <mo stretchy="false">⋅</mo>
              <mspace width="0.5em"/>
            </mrow>
            <msub>
              <mi>f</mi>
              <mi mathvariant="italic">corr</mi>
            </msub>
          </mrow>
        </mtd>
      </mtr>
      <mtr>
        <mtd>
          <mrow/>
        </mtd>
      </mtr>
      <mtr>
        <mtd>
          <mrow>
            <msub>
              <mi>f</mi>
              <mi mathvariant="italic">corr</mi>
            </msub>
            <mrow>
              <mspace width="2em"/>
              <mo stretchy="false">=</mo>
              <mspace width="2em"/>
            </mrow>
            <mrow>
              <msub>
                <mi mathvariant="italic">MB</mi>
                <mi mathvariant="italic">cc</mi>
              </msub>
              <mo stretchy="false">/</mo>
              <msub>
                <mi mathvariant="italic">MB</mi>
                <mi mathvariant="italic">orig</mi>
              </msub>
            </mrow>
          </mrow>
        </mtd>
      </mtr>
    </mtable>
    <annotation encoding="StarMath 5.0">gl"_"melt"_"cumul"_"bandcorr~=~newline "="~ gl"_"melt"_"cumul `cdot` f_corr
newline newline
f_corr~=~MB_cc / MB_orig</annotation>
  </semantics>
</math>
</file>

<file path=Object 3/content.xml><?xml version="1.0" encoding="utf-8"?>
<math xmlns="http://www.w3.org/1998/Math/MathML" display="block">
  <semantics>
    <mrow>
      <mi mathvariant="italic">gl</mi>
      <mtext>_</mtext>
      <mi mathvariant="italic">melt</mi>
      <mtext>_</mtext>
      <mi mathvariant="italic">daily</mi>
      <mtext>_</mtext>
      <mi>m</mi>
      <mn>3</mn>
      <mrow>
        <mspace width="2em"/>
        <mo stretchy="false">=</mo>
        <mspace width="2em"/>
      </mrow>
      <mi mathvariant="italic">gl</mi>
      <mtext>_</mtext>
      <mi mathvariant="italic">melt</mi>
      <mtext>_</mtext>
      <mi mathvariant="italic">daily</mi>
      <mrow>
        <mspace width="0.5em"/>
        <mo stretchy="false">⋅</mo>
        <mspace width="0.5em"/>
      </mrow>
      <msub>
        <mi>A</mi>
        <mi mathvariant="italic">gl</mi>
      </msub>
    </mrow>
    <annotation encoding="StarMath 5.0">gl"_"melt"_"daily"_"m3~=~gl"_"melt"_"daily `cdot`A_gl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melt</mi>
            <mtext>_</mtext>
            <mi mathvariant="italic">daily</mi>
            <mtext>_</mtext>
            <mi>m</mi>
            <mn>3</mn>
            <mtext>_</mtext>
            <mi mathvariant="italic">bandcorr</mi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i mathvariant="italic">gl</mi>
            <mtext>_</mtext>
            <mi mathvariant="italic">melt</mi>
            <mtext>_</mtext>
            <mi mathvariant="italic">daily</mi>
            <mtext>_</mtext>
            <mi>m</mi>
            <mn>3</mn>
            <mrow>
              <mspace width="0.5em"/>
              <mo stretchy="false">⋅</mo>
              <mspace width="0.5em"/>
            </mrow>
            <msub>
              <mi>f</mi>
              <mi mathvariant="italic">corr</mi>
            </msub>
          </mrow>
        </mtd>
      </mtr>
    </mtable>
    <annotation encoding="StarMath 5.0">gl"_"melt"_"daily"_"m3"_"bandcorr~=~newline "="~gl"_"melt"_"daily"_"m3 `cdot` f_corr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gl</mi>
            <mtext>_</mtext>
            <mi mathvariant="italic">rainfall</mi>
            <mtext>_</mtext>
            <mi mathvariant="italic">daily</mi>
            <mtext>_</mtext>
            <mi>m</mi>
            <mn>3</mn>
            <mrow>
              <mspace width="2em"/>
              <mo stretchy="false">=</mo>
              <mspace/>
            </mrow>
          </mrow>
        </mtd>
      </mtr>
      <mtr>
        <mtd>
          <mrow>
            <mtext>=</mtext>
            <mspace width="2em"/>
            <mfrac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i>P</mi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b>
                              <mi>f</mi>
                              <mi>s</mi>
                            </msub>
                          </mrow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i>N</mi>
            </mfrac>
            <mrow>
              <mspace width="0.5em"/>
              <mo stretchy="false">⋅</mo>
              <mspace width="0.5em"/>
            </mrow>
            <msub>
              <mi>A</mi>
              <mi mathvariant="italic">gl</mi>
            </msub>
          </mrow>
        </mtd>
      </mtr>
    </mtable>
    <annotation encoding="StarMath 5.0">gl"_"rainfall"_"daily"_"m3~=~newline "=" ~{sum from {k=1} to {N} {P ( k ) cdot (1-f_s(k))}} over { N }`cdot`A_gl</annotation>
  </semantics>
</math>
</file>

<file path=Object 6/content.xml><?xml version="1.0" encoding="utf-8"?>
<math xmlns="http://www.w3.org/1998/Math/MathML" display="block">
  <semantics>
    <mrow>
      <mi mathvariant="italic">gl</mi>
      <mtext>_</mtext>
      <mi mathvariant="italic">scaf</mi>
      <mrow>
        <mspace width="2em"/>
        <mo stretchy="false">=</mo>
        <mspace width="2em"/>
      </mrow>
      <mn>100</mn>
      <mrow>
        <mspace width="0.5em"/>
        <mo stretchy="false">⋅</mo>
        <mspace width="0.5em"/>
      </mrow>
      <mfrac>
        <mrow>
          <msub>
            <mi>N</mi>
            <mi mathvariant="italic">snow</mi>
          </msub>
          <mrow>
            <mspace width="0.5em"/>
            <mo stretchy="false">⋅</mo>
            <mspace width="0.5em"/>
          </mrow>
          <msub>
            <mi>A</mi>
            <mi mathvariant="italic">cs</mi>
          </msub>
          <mspace width="0.5em"/>
        </mrow>
        <msub>
          <mi>A</mi>
          <mi mathvariant="italic">gl</mi>
        </msub>
      </mfrac>
    </mrow>
    <annotation encoding="StarMath 5.0">gl"_"scaf~=~100`cdot`{N_snow `cdot`A_cs`} over A_gl
</annotation>
  </semantics>
</math>
</file>